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NewRomanPS-BoldMT" svg:font-family="TimesNewRomanPS-BoldMT" style:font-family-generic="swiss"/>
    <style:font-face style:name="TimesNewRomanPSMT" svg:font-family="TimesNewRomanPSMT" style:font-family-generic="swiss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">
      <style:paragraph-properties fo:text-align="start" style:justify-single-word="false" style:text-autospace="none"/>
      <style:text-properties fo:color="#000000" style:font-name="Arial" fo:font-size="11pt" style:font-name-asian="TimesNewRomanPSMT" style:font-size-asian="11pt" style:font-name-complex="TimesNewRomanPSMT" style:font-size-complex="11pt"/>
    </style:style>
    <style:style style:name="P2" style:family="paragraph" style:parent-style-name="Standard" style:list-style-name="">
      <style:paragraph-properties fo:text-align="start" style:justify-single-word="false" style:text-autospace="none"/>
      <style:text-properties fo:color="#000000" style:font-name="Arial" fo:font-size="11pt" style:font-name-asian="Consolas" style:font-size-asian="11pt" style:font-name-complex="Consolas" style:font-size-complex="11pt"/>
    </style:style>
    <style:style style:name="P3" style:family="paragraph" style:parent-style-name="Standard" style:list-style-name="">
      <style:paragraph-properties fo:text-align="start" style:justify-single-word="false" style:text-autospace="none"/>
      <style:text-properties fo:color="#005366" style:font-name="Arial" fo:font-size="11pt" fo:font-weight="bold" style:font-name-asian="TimesNewRomanPS-BoldMT" style:font-size-asian="11pt" style:font-weight-asian="bold" style:font-name-complex="TimesNewRomanPS-BoldMT" style:font-size-complex="11pt" style:font-weight-complex="bold"/>
    </style:style>
    <style:style style:name="P4" style:family="paragraph" style:parent-style-name="Standard" style:list-style-name="">
      <style:paragraph-properties fo:text-align="start" style:justify-single-word="false" style:text-autospace="none"/>
      <style:text-properties fo:color="#123bb7" style:font-name="Arial" fo:font-size="11pt" fo:font-weight="bold" style:font-name-asian="TimesNewRomanPS-BoldMT" style:font-size-asian="11pt" style:font-weight-asian="bold" style:font-name-complex="TimesNewRomanPS-BoldMT" style:font-size-complex="11pt" style:font-weight-complex="bold"/>
    </style:style>
    <style:style style:name="P5" style:family="paragraph" style:parent-style-name="Standard" style:list-style-name="">
      <style:paragraph-properties fo:text-align="start" style:justify-single-word="false" style:text-autospace="none"/>
      <style:text-properties fo:color="#008100" style:font-name="Arial" fo:font-size="11pt" style:font-name-asian="Consolas" style:font-size-asian="11pt" style:font-name-complex="Consolas" style:font-size-complex="11pt"/>
    </style:style>
    <style:style style:name="P6" style:family="paragraph" style:parent-style-name="Standard" style:list-style-name="">
      <style:paragraph-properties style:text-autospace="none"/>
      <style:text-properties style:font-name="Arial" fo:font-size="11pt" style:font-size-asian="11pt" style:font-size-complex="11pt"/>
    </style:style>
    <style:style style:name="T1" style:family="text">
      <style:text-properties fo:font-size="9.5pt" style:font-size-asian="9.5pt" style:font-size-complex="9.5pt"/>
    </style:style>
    <style:style style:name="T2" style:family="text">
      <style:text-properties fo:font-size="9.5pt" fo:font-weight="bold" style:font-name-asian="TimesNewRomanPS-BoldMT" style:font-size-asian="9.5pt" style:font-weight-asian="bold" style:font-name-complex="TimesNewRomanPS-BoldMT" style:font-size-complex="9.5pt" style:font-weight-complex="bold"/>
    </style:style>
    <style:style style:name="T3" style:family="text">
      <style:text-properties style:font-name="TimesNewRomanPS-BoldMT" fo:font-size="9.5pt" fo:font-weight="bold" style:font-name-asian="TimesNewRomanPS-BoldMT" style:font-size-asian="9.5pt" style:font-weight-asian="bold" style:font-name-complex="TimesNewRomanPS-BoldMT" style:font-size-complex="9.5pt" style:font-weight-complex="bold"/>
    </style:style>
    <style:style style:name="T4" style:family="text">
      <style:text-properties style:font-name="Consolas" fo:font-size="8pt" style:font-name-asian="Consolas" style:font-size-asian="8pt" style:font-name-complex="Consolas" style:font-size-complex="8pt"/>
    </style:style>
    <style:style style:name="T5" style:family="text">
      <style:text-properties fo:color="#2b92b0" style:font-name="Consolas" fo:font-size="8pt" style:font-name-asian="Consolas" style:font-size-asian="8pt" style:font-name-complex="Consolas" style:font-size-complex="8pt"/>
    </style:style>
    <style:style style:name="T6" style:family="text">
      <style:text-properties fo:color="#2b92b0" fo:font-size="8pt" style:font-name-asian="Consolas" style:font-size-asian="8pt" style:font-name-complex="Consolas" style:font-size-complex="8pt"/>
    </style:style>
    <style:style style:name="T7" style:family="text">
      <style:text-properties fo:color="#2b92b0" style:font-name-asian="Consolas" style:font-name-complex="Consolas"/>
    </style:style>
    <style:style style:name="T8" style:family="text">
      <style:text-properties fo:color="#0000ff" style:font-name="Consolas" fo:font-size="8pt" style:font-name-asian="Consolas" style:font-size-asian="8pt" style:font-name-complex="Consolas" style:font-size-complex="8pt"/>
    </style:style>
    <style:style style:name="T9" style:family="text">
      <style:text-properties fo:color="#0000ff" fo:font-size="8pt" style:font-name-asian="Consolas" style:font-size-asian="8pt" style:font-name-complex="Consolas" style:font-size-complex="8pt"/>
    </style:style>
    <style:style style:name="T10" style:family="text">
      <style:text-properties fo:color="#0000ff" style:font-name-asian="Consolas" style:font-name-complex="Consolas"/>
    </style:style>
    <style:style style:name="T11" style:family="text">
      <style:text-properties fo:color="#a41515" style:font-name="Consolas" fo:font-size="8pt" style:font-name-asian="Consolas" style:font-size-asian="8pt" style:font-name-complex="Consolas" style:font-size-complex="8pt"/>
    </style:style>
    <style:style style:name="T12" style:family="text">
      <style:text-properties fo:color="#a41515" fo:font-size="8pt" style:font-name-asian="Consolas" style:font-size-asian="8pt" style:font-name-complex="Consolas" style:font-size-complex="8pt"/>
    </style:style>
    <style:style style:name="T13" style:family="text">
      <style:text-properties fo:color="#a41515" style:font-name-asian="Consolas" style:font-name-complex="Consolas"/>
    </style:style>
    <style:style style:name="T14" style:family="text">
      <style:text-properties fo:color="#000000" style:font-name="TimesNewRomanPSMT" fo:font-size="9.5pt" style:font-name-asian="TimesNewRomanPSMT" style:font-size-asian="9.5pt" style:font-name-complex="TimesNewRomanPSMT" style:font-size-complex="9.5pt"/>
    </style:style>
    <style:style style:name="T15" style:family="text">
      <style:text-properties fo:color="#000000" fo:font-size="9.5pt" style:font-name-asian="TimesNewRomanPSMT" style:font-size-asian="9.5pt" style:font-name-complex="TimesNewRomanPSMT" style:font-size-complex="9.5pt"/>
    </style:style>
    <style:style style:name="T16" style:family="text">
      <style:text-properties fo:color="#000000" style:font-name-asian="TimesNewRomanPSMT" style:font-name-complex="TimesNewRomanPSMT"/>
    </style:style>
    <style:style style:name="T17" style:family="text">
      <style:text-properties fo:font-size="8pt" style:font-name-asian="Consolas" style:font-size-asian="8pt" style:font-name-complex="Consolas" style:font-size-complex="8pt"/>
    </style:style>
    <style:style style:name="T18" style:family="text">
      <style:text-properties fo:font-weight="bold" style:font-name-asian="TimesNewRomanPS-BoldMT" style:font-weight-asian="bold" style:font-name-complex="TimesNewRomanPS-BoldMT" style:font-weight-complex="bold"/>
    </style:style>
    <style:style style:name="T19" style:family="text">
      <style:text-properties style:font-name-asian="Consolas" style:font-name-complex="Consolas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3">Usted</text:p>
      <text:p text:style-name="P1">In unity 3D with photon, having this function in a weapon script thats tied to the player: [PunRPC] void Shoot() {</text:p>
      <text:p text:style-name="P2">Transform t_spawn = transform.Find("Cameras/Normal Camera");</text:p>
      <text:p text:style-name="P2">//Bloom</text:p>
      <text:p text:style-name="P2">Vector3 t_bloom = t_spawn.position + t_spawn.forward * 1000f;</text:p>
      <text:p text:style-name="P2">t_bloom += Random.Range(-loadout[currentIndex].bloom, loadout[currentIndex].bloom) * t_spawn.up;</text:p>
      <text:p text:style-name="P2">t_bloom += Random.Range(-loadout[currentIndex].bloom, loadout[currentIndex].bloom) * t_spawn.right;</text:p>
      <text:p text:style-name="P2">t_bloom -= t_spawn.position;</text:p>
      <text:p text:style-name="P2">t_bloom.Normalize();</text:p>
      <text:p text:style-name="P2">//Cooldown (segundos que tarda en poder volver a disparar)</text:p>
      <text:p text:style-name="P2">currentCooldown = loadout[currentIndex].rateOfFire;</text:p>
      <text:p text:style-name="P2">//Raycast</text:p>
      <text:p text:style-name="P2">RaycastHit t_hit = new RaycastHit();</text:p>
      <text:p text:style-name="P2">if (Physics.Raycast(t_spawn.position, t_bloom, out t_hit, 1000f, canBeShot))</text:p>
      <text:p text:style-name="P2">{</text:p>
      <text:p text:style-name="P2">GameObject t_newBulletHole = Instantiate(bulletHolePrefab, t_hit.point + t_hit.normal * 0.001f, Quaternion.identity) as GameObject;</text:p>
      <text:p text:style-name="P2">t_newBulletHole.transform.LookAt(t_hit.point + t_hit.normal);</text:p>
      <text:p text:style-name="P2">Destroy(t_newBulletHole, 5);</text:p>
      <text:p text:style-name="P2">if (photonView.IsMine)</text:p>
      <text:p text:style-name="P2">{</text:p>
      <text:p text:style-name="P2">//Shooting a player</text:p>
      <text:p text:style-name="P2">if (t_hit.collider.gameObject.layer == 11)</text:p>
      <text:p text:style-name="P2">{</text:p>
      <text:p text:style-name="P2">//RpcTarget call to damage player</text:p>
      <text:p text:style-name="P2">t_hit.collider.gameObject.GetPhotonView().RPC("TakeDamage", RpcTarget.All, loadout[currentIndex].damage);</text:p>
      <text:p text:style-name="P2">}</text:p>
      <text:p text:style-name="P2">}</text:p>
      <text:p text:style-name="P2">}</text:p>
      <text:p text:style-name="P2">//Gun effect</text:p>
      <text:p text:style-name="P2">currentEquipment.transform.Rotate(-loadout[currentIndex].recoil, 0, 0);</text:p>
      <text:p text:style-name="P2">currentEquipment.transform.position -= currentEquipment.transform.forward * loadout[currentIndex].kickback;</text:p>
      <text:p text:style-name="P1">} How do I solve the bullet hole appearing right in front of the player when seen from other player’s point of view?</text:p>
      <text:p text:style-name="P4"/>
      <text:p text:style-name="P4">Copilot</text:p>
      <text:p text:style-name="P1">The issue you’re experiencing with the bullet hole appearing right in front of the player from other players’ point of view in Unity 3D with</text:p>
      <text:p text:style-name="P1">Photon is likely due to the networked instantiation not being properly synchronized across different clients.</text:p>
      <text:p text:style-name="P1">Here’s a potential solution to ensure that the bullet hole appears in the correct location for all players:</text:p>
      <text:p text:style-name="P1">1. <text:span text:style-name="T18">Networked Instantiation</text:span>: Make sure that the bullet hole prefab is instantiated using Photon’s networked instantiation methods. This</text:p>
      <text:p text:style-name="P1">ensures that the instantiated object exists across all clients in the same state.</text:p>
      <text:p text:style-name="P1">2. <text:span text:style-name="T18">Position Synchronization</text:span>: Use Photon’s Transform View or a custom synchronization script attached to the bullet hole prefab to</text:p>
      <text:p text:style-name="P1">synchronize its position across all clients.</text:p>
      <text:p text:style-name="P1">3. <text:span text:style-name="T18">Authority Check</text:span>: Ensure that the instantiation code is only run by the client that has authority over the shooting action. This is typically</text:p>
      <text:p text:style-name="P1">the client that owns the player character doing the shooting.</text:p>
      <text:p text:style-name="P1"><text:soft-page-break/>4. <text:span text:style-name="T18">Hit Information Transfer</text:span>: When a player shoots, send the hit information (position, normal, etc.) to all clients using an RPC, and then</text:p>
      <text:p text:style-name="P1">instantiate the bullet hole at the received position.</text:p>
      <text:p text:style-name="P1">Here’s a modified version of your Shoot function with these considerations:</text:p>
      <text:p text:style-name="P1"><text:span text:style-name="T19">[</text:span><text:span text:style-name="T7">PunRPC</text:span><text:span text:style-name="T19">]</text:span></text:p>
      <text:p text:style-name="P1"><text:span text:style-name="T10">void </text:span><text:span text:style-name="T13">Shoot</text:span><text:span text:style-name="T19">()</text:span></text:p>
      <text:p text:style-name="P2">{</text:p>
      <text:p text:style-name="P1"><text:span text:style-name="T19">Transform t_spawn = transform.Find(</text:span><text:span text:style-name="T13">"Cameras/Normal Camera"</text:span><text:span text:style-name="T19">);</text:span></text:p>
      <text:p text:style-name="P5">// Bloom</text:p>
      <text:p text:style-name="P2">Vector3 t_bloom = CalculateBloom(t_spawn);</text:p>
      <text:p text:style-name="P5">// Cooldown</text:p>
      <text:p text:style-name="P2">currentCooldown = loadout[currentIndex].rateOfFire;</text:p>
      <text:p text:style-name="P5">// Raycast</text:p>
      <text:p text:style-name="P2">RaycastHit t_hit;</text:p>
      <text:p text:style-name="P1"><text:span text:style-name="T10">if </text:span><text:span text:style-name="T19">(Physics.Raycast(t_spawn.position, t_bloom, </text:span><text:span text:style-name="T10">out </text:span><text:span text:style-name="T19">t_hit, 1000f, canBeShot))</text:span></text:p>
      <text:p text:style-name="P2">{</text:p>
      <text:p text:style-name="P1"><text:span text:style-name="T10">if </text:span><text:span text:style-name="T19">(photonView.IsMine)</text:span></text:p>
      <text:p text:style-name="P2">{</text:p>
      <text:p text:style-name="P5">// Send hit info to all clients</text:p>
      <text:p text:style-name="P1"><text:span text:style-name="T19">photonView.RPC(</text:span><text:span text:style-name="T13">"CreateBulletHole"</text:span><text:span text:style-name="T19">, RpcTarget.All, t_hit.point, t_hit.normal);</text:span></text:p>
      <text:p text:style-name="P5">// Shooting a player</text:p>
      <text:p text:style-name="P1"><text:span text:style-name="T10">if </text:span><text:span text:style-name="T19">(t_hit.collider.gameObject.layer == 11)</text:span></text:p>
      <text:p text:style-name="P2">{</text:p>
      <text:p text:style-name="P5">// RpcTarget call to damage player</text:p>
      <text:p text:style-name="P1"><text:span text:style-name="T19">t_hit.collider.gameObject.GetPhotonView().RPC(</text:span><text:span text:style-name="T13">"TakeDamage"</text:span><text:span text:style-name="T19">, RpcTarget.All, loadout[currentIndex].damage);</text:span></text:p>
      <text:p text:style-name="P2">}</text:p>
      <text:p text:style-name="P2">}</text:p>
      <text:p text:style-name="P2">}</text:p>
      <text:p text:style-name="P5">// Gun effect</text:p>
      <text:p text:style-name="P2">ApplyGunEffect();</text:p>
      <text:p text:style-name="P2">}</text:p>
      <text:p text:style-name="P1"><text:span text:style-name="T19">[</text:span><text:span text:style-name="T7">PunRPC</text:span><text:span text:style-name="T19">]</text:span></text:p>
      <text:p text:style-name="P1"><text:span text:style-name="T10">void </text:span><text:span text:style-name="T13">CreateBulletHole</text:span><text:span text:style-name="T19">(Vector3 hitPoint, Vector3 hitNormal)</text:span></text:p>
      <text:p text:style-name="P2">{</text:p>
      <text:p text:style-name="P1"><text:span text:style-name="T19">GameObject t_newBulletHole = Instantiate(bulletHolePrefab, hitPoint + hitNormal * 0.001f, Quaternion.identity) </text:span><text:span text:style-name="T10">as </text:span><text:span text:style-name="T19">GameObject;</text:span></text:p>
      <text:p text:style-name="P2">t_newBulletHole.transform.LookAt(hitPoint + hitNormal);</text:p>
      <text:p text:style-name="P2">Destroy(t_newBulletHole, 5);</text:p>
      <text:p text:style-name="P2">}</text:p>
      <text:p text:style-name="P1"><text:span text:style-name="T19">Vector3 </text:span><text:span text:style-name="T13">CalculateBloom</text:span><text:span text:style-name="T19">(Transform t_spawn)</text:span></text:p>
      <text:p text:style-name="P2">{</text:p>
      <text:p text:style-name="P2">Vector3 t_bloom = t_spawn.position + t_spawn.forward * 1000f;</text:p>
      <text:p text:style-name="P2">t_bloom += Random.Range(-loadout[currentIndex].bloom, loadout[currentIndex].bloom) * t_spawn.up;</text:p>
      <text:p text:style-name="P2">t_bloom += Random.Range(-loadout[currentIndex].bloom, loadout[currentIndex].bloom) * t_spawn.right;</text:p>
      <text:p text:style-name="P2">t_bloom -= t_spawn.position;</text:p>
      <text:p text:style-name="P2">t_bloom.Normalize();</text:p>
      <text:p text:style-name="P1"><text:span text:style-name="T10">return </text:span><text:span text:style-name="T19">t_bloom;</text:span></text:p>
      <text:p text:style-name="P2">}</text:p>
      <text:p text:style-name="P1"><text:span text:style-name="T10">void </text:span><text:span text:style-name="T13">ApplyGunEffect</text:span><text:span text:style-name="T19">()</text:span></text:p>
      <text:p text:style-name="P2">{</text:p>
      <text:p text:style-name="P2">currentEquipment.transform.Rotate(-loadout[currentIndex].recoil, 0, 0);</text:p>
      <text:p text:style-name="P2">currentEquipment.transform.position -= currentEquipment.transform.forward * loadout[currentIndex].kickback;</text:p>
      <text:p text:style-name="P2">}</text:p>
      <text:p text:style-name="P1"><text:soft-page-break/>In this code, the <text:span text:style-name="T19">CreateBulletHole </text:span>RPC is used to create the bullet hole on all clients at the position where the shooting player’s raycast hit. This</text:p>
      <text:p text:style-name="P1">should solve the issue of the bullet hole appearing incorrectly for other players. Remember to test the changes thoroughly to ensure</text:p>
      <text:p text:style-name="P1">synchronization across all clients. If the problem persists, you may need to debug the network messages to ensure they are being sent and</text:p>
      <text:p text:style-name="P6"><text:span text:style-name="T16">received correctly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NewRomanPS-BoldMT" svg:font-family="TimesNewRomanPS-BoldMT" style:font-family-generic="swiss"/>
    <style:font-face style:name="TimesNewRomanPSMT" svg:font-family="TimesNewRomanPSMT" style:font-family-generic="swiss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M20S</meta:editing-duration>
    <meta:editing-cycles>6</meta:editing-cycles>
    <meta:generator>OpenOffice/4.1.15$Win32 OpenOffice.org_project/4115m2$Build-9813</meta:generator>
    <dc:date>2024-04-28T16:28:21.76</dc:date>
    <meta:document-statistic meta:table-count="0" meta:image-count="0" meta:object-count="0" meta:page-count="3" meta:paragraph-count="97" meta:word-count="553" meta:character-count="4634"/>
    <meta:user-defined meta:name="Info 1"/>
    <meta:user-defined meta:name="Info 2"/>
    <meta:user-defined meta:name="Info 3"/>
    <meta:user-defined meta:name="Info 4"/>
  </office:meta>
</office:document-meta>
</file>